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dddddd" draw:textarea-horizontal-align="justify" draw:textarea-vertical-align="top" draw:auto-grow-height="false" fo:min-height="5.381cm" fo:min-width="4.566cm"/>
    </style:style>
    <style:style style:name="gr2" style:family="graphic" style:parent-style-name="standard">
      <style:graphic-properties svg:stroke-color="#000000" draw:fill-color="#dddddd" draw:textarea-horizontal-align="justify" draw:textarea-vertical-align="top" draw:auto-grow-height="false" fo:min-height="13.79cm" fo:min-width="5.381cm"/>
    </style:style>
    <style:style style:name="gr3" style:family="graphic" style:parent-style-name="standard">
      <style:graphic-properties draw:textarea-horizontal-align="justify" draw:textarea-vertical-align="middle" draw:auto-grow-height="false" fo:min-height="2.324cm" fo:min-width="2.69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ff7f00" draw:textarea-horizontal-align="justify" draw:textarea-vertical-align="middle" draw:auto-grow-height="false" fo:min-height="1.947cm" fo:min-width="3.55cm"/>
    </style:style>
    <style:style style:name="gr6" style:family="graphic" style:parent-style-name="standard">
      <style:graphic-properties svg:stroke-color="#000000" draw:fill-color="#dddddd" draw:textarea-horizontal-align="justify" draw:textarea-vertical-align="top" draw:auto-grow-height="false" fo:min-height="4.077cm" fo:min-width="3.517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/>
      <style:text-properties fo:font-size="12pt"/>
    </style:style>
    <style:style style:name="P2" style:family="paragraph">
      <loext:graphic-properties draw:fill-color="#dddddd"/>
      <style:paragraph-properties fo:text-align="start"/>
      <style:text-properties fo:font-size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ff7f00"/>
      <style:paragraph-properties fo:text-align="center"/>
      <style:text-properties fo:font-size="12pt"/>
    </style:style>
    <style:style style:name="P7" style:family="paragraph">
      <style:paragraph-properties fo:text-align="center"/>
      <style:text-properties style:font-name="Liberation Sans" fo:font-size="12pt" style:letter-kerning="true" style:font-name-asian="Source Han Sans CN Regular" style:font-size-asian="18pt" style:font-name-complex="Lohit Devanagari" style:font-size-complex="18pt"/>
    </style:style>
    <style:style style:name="P8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6.624cm" svg:height="5.63cm" svg:x="16.373cm" svg:y="1.681cm">
          <text:p text:style-name="P1">db-containe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7" draw:id="id7" draw:layer="layout" svg:width="6.624cm" svg:height="5.63cm" svg:x="18.981cm" svg:y="9.953cm">
          <text:p text:style-name="P1">backend-containe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draw:layer="layout" svg:width="7.689cm" svg:height="14.039cm" svg:x="0.995cm" svg:y="0.789cm">
          <text:p text:style-name="P1">frontend-containe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3" xml:id="id1" draw:id="id1" draw:layer="layout" svg:width="3.192cm" svg:height="2.574cm" svg:x="2.54cm" svg:y="1.544cm">
          <text:p text:style-name="P3">Registration</text:p>
          <text:p text:style-name="P3">Page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3.192cm" svg:height="2.574cm" svg:x="2.505cm" svg:y="11.258cm">
          <text:p text:style-name="P3">Leaderboard</text:p>
          <text:p text:style-name="P3">Page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192cm" svg:height="2.574cm" svg:x="3.775cm" svg:y="5.904cm">
          <text:p text:style-name="P3">Player</text:p>
          <text:p text:style-name="P3">Page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2.54cm" svg:y1="2.831cm" svg:x2="3.775cm" svg:y2="7.191cm" draw:start-shape="id1" draw:end-shape="id2" draw:end-glue-point="3" svg:d="M2540 2831h-501v4360h1736" svg:viewBox="0 0 1737 4361">
          <text:p text:style-name="P4"><text:span text:style-name="T1">redirect-to</text:span></text:p>
        </draw:connector>
        <draw:custom-shape draw:style-name="gr5" draw:text-style-name="P6" xml:id="id3" draw:id="id3" draw:layer="layout" svg:width="4.05cm" svg:height="2.197cm" svg:x="17.505cm" svg:y="2.265cm">
          <text:p text:style-name="P3">API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5.732cm" svg:y1="2.831cm" svg:x2="17.505cm" svg:y2="3.363cm" draw:start-shape="id1" draw:end-shape="id3" svg:d="M5732 2831h5887v532h5886" svg:viewBox="0 0 11774 533">
          <text:p text:style-name="P4"><text:span text:style-name="T1">On-registration</text:span></text:p>
          <text:p text:style-name="P4"><text:span text:style-name="T1">POST /api/?uuid&amp;name&amp;icon</text:span></text:p>
        </draw:connector>
        <draw:connector draw:style-name="gr4" draw:text-style-name="P5" draw:layer="layout" svg:x1="3.775cm" svg:y1="7.191cm" svg:x2="5.697cm" svg:y2="12.545cm" draw:start-shape="id2" draw:start-glue-point="3" draw:end-shape="id4" draw:end-glue-point="1" svg:d="M3775 7191h-501v2677h2924v2677h-501" svg:viewBox="0 0 2925 5355">
          <text:p text:style-name="P4"><text:span text:style-name="T1">On-view-leader</text:span></text:p>
          <text:p text:style-name="P4"><text:span text:style-name="T1"/></text:p>
        </draw:connector>
        <draw:custom-shape draw:style-name="gr3" draw:text-style-name="P3" xml:id="id8" draw:id="id8" draw:layer="layout" svg:width="3.192cm" svg:height="2.574cm" svg:x="21.109cm" svg:y="12.116cm">
          <text:p text:style-name="P3">Battle</text:p>
          <text:p text:style-name="P3">Runner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5.732cm" svg:y1="2.831cm" svg:x2="18.226cm" svg:y2="5.732cm" draw:start-shape="id1" draw:start-glue-point="1" draw:end-shape="id5" draw:end-glue-point="6" svg:d="M5732 2831h6247v2901h6247" svg:viewBox="0 0 12495 2902">
          <text:p text:style-name="P4"><text:span text:style-name="T1">On-registration</text:span></text:p>
          <text:p text:style-name="P4"><text:span text:style-name="T1">Create entry</text:span></text:p>
        </draw:connector>
        <draw:custom-shape draw:style-name="gr3" draw:text-style-name="P3" xml:id="id5" draw:id="id5" draw:layer="layout" svg:width="2.884cm" svg:height="1.991cm" svg:x="18.226cm" svg:y="4.736cm">
          <text:p text:style-name="P7">Game dat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5" draw:layer="layout" svg:x1="6.967cm" svg:y1="7.191cm" svg:x2="10.434cm" svg:y2="7.173cm" draw:start-shape="id2" draw:start-glue-point="1" draw:end-shape="id6" svg:d="M6967 7191h1734v-18h1733" svg:viewBox="0 0 3468 19">
          <text:p text:style-name="P4"><text:span text:style-name="T1">On-battle</text:span></text:p>
          <text:p text:style-name="P4"><text:span text:style-name="T1">Create container</text:span></text:p>
        </draw:connector>
        <draw:custom-shape draw:style-name="gr5" draw:text-style-name="P6" xml:id="id6" draw:id="id6" draw:layer="layout" svg:width="4.05cm" svg:height="2.197cm" svg:x="10.434cm" svg:y="6.075cm">
          <text:p text:style-name="P3">Openshift</text:p>
          <text:p text:style-name="P3">API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4.484cm" svg:y1="7.173cm" svg:x2="18.981cm" svg:y2="12.768cm" draw:start-shape="id6" draw:start-glue-point="1" draw:end-shape="id7" svg:d="M14484 7173h2249v5595h2248" svg:viewBox="0 0 4498 5596">
          <text:p text:style-name="P4"><text:span text:style-name="T1">&lt;&lt;creates&gt;&gt;</text:span></text:p>
        </draw:connector>
        <draw:connector draw:style-name="gr4" draw:text-style-name="P5" draw:layer="layout" svg:x1="22.293cm" svg:y1="9.953cm" svg:x2="5.371cm" svg:y2="8.478cm" draw:start-shape="id7" draw:end-shape="id2" draw:end-glue-point="2" svg:d="M22293 9953v-737h-16922v-738" svg:viewBox="0 0 16923 1476">
          <text:p text:style-name="P4"><text:span text:style-name="T1">&lt;&lt;displays&gt;&gt;</text:span></text:p>
        </draw:connector>
        <draw:connector draw:style-name="gr4" draw:text-style-name="P5" draw:layer="layout" svg:x1="22.705cm" svg:y1="12.116cm" svg:x2="19.668cm" svg:y2="6.727cm" draw:start-shape="id8" draw:start-glue-point="0" draw:end-shape="id5" draw:end-glue-point="7" svg:d="M22705 12116v-2694h-3037v-2695" svg:viewBox="0 0 3038 5390">
          <text:p text:style-name="P4"><text:span text:style-name="T1">&lt;&lt;restores/saves&gt;&gt;</text:span></text:p>
        </draw:connector>
        <draw:connector draw:style-name="gr4" draw:text-style-name="P5" draw:layer="layout" svg:x1="5.697cm" svg:y1="12.545cm" svg:x2="17.505cm" svg:y2="3.363cm" draw:start-shape="id4" draw:end-shape="id3" svg:d="M5697 12545h5904v-9182h5904" svg:viewBox="0 0 11809 9183">
          <text:p text:style-name="P4"><text:span text:style-name="T1">On-view</text:span></text:p>
          <text:p text:style-name="P4"><text:span text:style-name="T1">GET /api/bots</text:span></text:p>
        </draw:connector>
        <draw:custom-shape draw:style-name="gr6" draw:text-style-name="P2" xml:id="id9" draw:id="id9" draw:layer="layout" svg:width="5.251cm" svg:height="4.326cm" svg:x="11.361cm" svg:y="10.674cm">
          <text:p text:style-name="P1">Bot-builder-S2I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5" draw:layer="layout" svg:x1="6.967cm" svg:y1="7.191cm" svg:x2="10.434cm" svg:y2="7.173cm" draw:start-shape="id2" draw:start-glue-point="1" draw:end-shape="id6" svg:d="M6967 7191h1734v-18h1733" svg:viewBox="0 0 3468 19">
          <text:p text:style-name="P4"><text:span text:style-name="T1">New-bot</text:span></text:p>
          <text:p text:style-name="P4"><text:span text:style-name="T1">POST new-build</text:span></text:p>
        </draw:connector>
        <draw:connector draw:style-name="gr4" draw:text-style-name="P5" draw:layer="layout" svg:x1="12.459cm" svg:y1="8.272cm" svg:x2="13.986cm" svg:y2="10.674cm" draw:start-shape="id6" draw:start-glue-point="2" draw:end-shape="id9" svg:d="M12459 8272v1201h1527v1201" svg:viewBox="0 0 1528 2403">
          <text:p text:style-name="P4"><text:span text:style-name="T1">&lt;&lt;creates&gt;&gt;</text:span></text:p>
        </draw:connector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11cm" fo:page-height="15.73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cm" svg:x="1cm" svg:y="3.31cm"/>
      <draw:page-thumbnail draw:layer="backgroundobjects" svg:width="9.294cm" svg:height="5.22cm" svg:x="1cm" svg:y="11.358cm"/>
      <draw:page-thumbnail draw:layer="backgroundobjects" svg:width="9.294cm" svg:height="5.22cm" svg:x="1cm" svg:y="19.406cm"/>
      <draw:page-thumbnail draw:layer="backgroundobjects" svg:width="9.294cm" svg:height="5.22cm" svg:x="11.295cm" svg:y="3.31cm"/>
      <draw:page-thumbnail draw:layer="backgroundobjects" svg:width="9.294cm" svg:height="5.22cm" svg:x="11.295cm" svg:y="11.358cm"/>
      <draw:page-thumbnail draw:layer="backgroundobjects" svg:width="9.294cm" svg:height="5.22cm" svg:x="11.295cm" svg:y="19.406cm"/>
    </style:handout-master>
    <style:master-page style:name="Default" style:page-layout-name="PM1" draw:style-name="Mdp1">
      <draw:frame presentation:style-name="Default-title" draw:layer="backgroundobjects" svg:width="25.209cm" svg:height="2.627cm" svg:x="1.4cm" svg:y="0.627cm" presentation:class="title" presentation:placeholder="true">
        <draw:text-box/>
      </draw:frame>
      <draw:frame presentation:style-name="Default-outline1" draw:layer="backgroundobjects" svg:width="25.209cm" svg:height="9.125cm" svg:x="1.4cm" svg:y="3.681cm" presentation:class="outline" presentation:placeholder="true">
        <draw:text-box/>
      </draw:frame>
      <draw:frame presentation:style-name="Mpr1" draw:text-style-name="MP2" draw:layer="backgroundobjects" svg:width="6.526cm" svg:height="1.085cm" svg:x="1.4cm" svg:y="14.33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8cm" svg:height="1.085cm" svg:x="9.579cm" svg:y="14.33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6cm" svg:height="1.085cm" svg:x="20.083cm" svg:y="14.33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9T10:03:22.843126657</meta:creation-date>
    <dc:date>2017-10-09T11:28:26.430854120</dc:date>
    <meta:editing-duration>PT53M42S</meta:editing-duration>
    <meta:editing-cycles>1</meta:editing-cycles>
    <meta:document-statistic meta:object-count="45"/>
    <meta:generator>LibreOffice/5.3.6.1$Linux_X86_64 LibreOffice_project/30$Build-1</meta:generator>
  </office:meta>
</office:document-meta>
</file>